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12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2.685cm"/>
    </style:style>
    <style:style style:name="co5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99ff66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table:style-name="Default" table:number-columns-repeated="2"/>
          <table:table-cell>
            <draw:line table:end-cell-address="Sheet1.J1" table:end-x="1.306cm" table:end-y="0.117cm" draw:z-index="62" draw:style-name="gr1" draw:text-style-name="P1" svg:x1="15.821cm" svg:y1="0.117cm" svg:x2="1.425cm" svg:y2="0.117cm">
              <text:p/>
            </draw:line>
            <draw:line table:end-cell-address="Sheet1.D3" table:end-x="1.425cm" table:end-y="0.191cm" draw:z-index="63" draw:style-name="gr1" draw:text-style-name="P1" svg:x1="1.425cm" svg:y1="0.117cm" svg:x2="1.425cm" svg:y2="1.094cm">
              <text:p/>
            </draw:line>
          </table:table-cell>
          <table:table-cell table:number-columns-repeated="3"/>
          <table:table-cell table:style-name="Default" table:number-columns-repeated="2"/>
          <table:table-cell>
            <draw:line table:end-cell-address="Sheet1.J5" table:end-x="1.306cm" table:end-y="0.218cm" draw:z-index="61" draw:style-name="gr1" draw:text-style-name="P1" svg:x1="1.306cm" svg:y1="2.024cm" svg:x2="1.306cm" svg:y2="0.117cm">
              <text:p/>
            </draw:line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>
            <text:p>projects</text:p>
          </table:table-cell>
          <table:table-cell table:style-name="ce4"/>
          <table:table-cell/>
          <table:table-cell table:style-name="ce1" office:value-type="string">
            <text:p>logos</text:p>
          </table:table-cell>
          <table:table-cell table:style-name="ce4"/>
          <table:table-cell>
            <draw:line table:end-cell-address="Sheet1.G3" table:end-x="0.155cm" table:end-y="0.411cm" draw:z-index="5" draw:style-name="gr1" draw:text-style-name="P1" svg:x1="0.155cm" svg:y1="0.429cm" svg:x2="0.155cm" svg:y2="0.863cm">
              <text:p/>
            </draw:line>
            <draw:line table:end-cell-address="Sheet1.G3" table:end-x="0.378cm" table:end-y="0.411cm" draw:z-index="6" draw:style-name="gr1" draw:text-style-name="P1" svg:x1="0.378cm" svg:y1="0.429cm" svg:x2="0.378cm" svg:y2="0.863cm">
              <text:p/>
            </draw:line>
          </table:table-cell>
          <table:table-cell table:style-name="ce1" office:value-type="string">
            <text:p>tools</text:p>
          </table:table-cell>
          <table:table-cell table:style-name="ce4"/>
          <table:table-cell/>
          <table:table-cell table:style-name="ce1" office:value-type="string">
            <text:p>cvs</text:p>
          </table:table-cell>
          <table:table-cell table:style-name="ce1"/>
        </table:table-row>
        <table:table-row table:style-name="ro1">
          <table:table-cell/>
          <table:table-cell office:value-type="string">
            <text:p>id</text:p>
          </table:table-cell>
          <table:table-cell office:value-type="string">
            <text:p>PK</text:p>
          </table:table-cell>
          <table:table-cell>
            <draw:line table:end-cell-address="Sheet1.D3" table:end-x="2.2cm" table:end-y="0.214cm" draw:z-index="64" draw:style-name="gr1" draw:text-style-name="P1" svg:x1="1.425cm" svg:y1="0.214cm" svg:x2="2.2cm" svg:y2="0.214cm">
              <text:p/>
            </draw:line>
            <draw:line table:end-cell-address="Sheet1.D3" table:end-x="1.933cm" table:end-y="0.381cm" draw:z-index="65" draw:style-name="gr1" draw:text-style-name="P1" svg:x1="1.933cm" svg:y1="0.002cm" svg:x2="1.933cm" svg:y2="0.381cm">
              <text:p/>
            </draw:line>
            <draw:line table:end-cell-address="Sheet1.D3" table:end-x="2.103cm" table:end-y="0.381cm" draw:z-index="66" draw:style-name="gr1" draw:text-style-name="P1" svg:x1="2.103cm" svg:y1="0.002cm" svg:x2="2.103cm" svg:y2="0.381cm">
              <text:p/>
            </draw:line>
          </table:table-cell>
          <table:table-cell table:style-name="ce2" office:value-type="string">
            <text:p>id</text:p>
          </table:table-cell>
          <table:table-cell table:style-name="ce2" office:value-type="string">
            <text:p>PK</text:p>
            <draw:line table:end-cell-address="Sheet1.G3" table:end-x="1.223cm" table:end-y="0.193cm" draw:z-index="1" draw:style-name="gr1" draw:text-style-name="P1" svg:x1="2.253cm" svg:y1="0.193cm" svg:x2="3.481cm" svg:y2="0.193cm">
              <text:p/>
            </draw:line>
          </table:table-cell>
          <table:table-cell>
            <draw:line table:end-cell-address="Sheet1.G5" table:end-x="1.195cm" table:end-y="0.13cm" draw:z-index="2" draw:style-name="gr1" draw:text-style-name="P1" svg:x1="1.195cm" svg:y1="1.033cm" svg:x2="1.195cm" svg:y2="0.193cm">
              <text:p/>
            </draw:line>
            <draw:line table:end-cell-address="Sheet1.G4" table:end-x="0.083cm" table:end-y="0.429cm" draw:z-index="8" draw:style-name="gr1" draw:text-style-name="P1" svg:x1="0.083cm" svg:y1="0.429cm" svg:x2="0.083cm" svg:y2="0.88cm">
              <text:p/>
            </draw:line>
            <draw:line table:end-cell-address="Sheet1.G4" table:end-x="0.238cm" table:end-y="0.429cm" draw:z-index="9" draw:style-name="gr1" draw:text-style-name="P1" svg:x1="0.238cm" svg:y1="0.429cm" svg:x2="0.238cm" svg:y2="0.88cm">
              <text:p/>
            </draw:line>
          </table:table-cell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office:value-type="string">
            <text:p>id</text:p>
          </table:table-cell>
          <table:table-cell office:value-type="string">
            <text:p>PK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string">
            <text:p>VARCHAR</text:p>
          </table:table-cell>
          <table:table-cell>
            <draw:line table:end-cell-address="Sheet1.D7" table:end-x="0.316cm" table:end-y="0.234cm" draw:z-index="15" draw:style-name="gr1" draw:text-style-name="P1" svg:x1="0.316cm" svg:y1="0.266cm" svg:x2="0.316cm" svg:y2="1.589cm">
              <text:p/>
            </draw:line>
            <draw:line table:end-cell-address="Sheet1.D4" table:end-x="2.244cm" table:end-y="0.285cm" draw:z-index="16" draw:style-name="gr1" draw:text-style-name="P1" svg:x1="0.339cm" svg:y1="0.285cm" svg:x2="2.244cm" svg:y2="0.285cm">
              <text:p/>
            </draw:line>
            <draw:line table:end-cell-address="Sheet1.D5" table:end-x="2.112cm" table:end-y="0.007cm" draw:z-index="19" draw:style-name="gr1" draw:text-style-name="P1" svg:x1="2.112cm" svg:y1="0.028cm" svg:x2="2.112cm" svg:y2="0.459cm">
              <text:p/>
            </draw:line>
            <draw:line table:end-cell-address="Sheet1.D5" table:end-x="1.956cm" table:end-y="0.007cm" draw:z-index="20" draw:style-name="gr1" draw:text-style-name="P1" svg:x1="1.956cm" svg:y1="0.028cm" svg:x2="1.956cm" svg:y2="0.459cm">
              <text:p/>
            </draw:line>
          </table:table-cell>
          <table:table-cell table:style-name="ce2"/>
          <table:table-cell table:style-name="ce2">
            <draw:line table:end-cell-address="Sheet1.G4" table:end-x="0.608cm" table:end-y="0.241cm" draw:z-index="7" draw:style-name="gr1" draw:text-style-name="P1" svg:x1="2.23cm" svg:y1="0.238cm" svg:x2="2.866cm" svg:y2="0.241cm">
              <text:p/>
            </draw:line>
          </table:table-cell>
          <table:table-cell>
            <draw:line table:end-cell-address="Sheet1.H5" table:end-x="0.016cm" table:end-y="0.137cm" draw:z-index="3" draw:style-name="gr1" draw:text-style-name="P1" svg:x1="1.884cm" svg:y1="0.589cm" svg:x2="2.274cm" svg:y2="0.413cm">
              <text:p/>
            </draw:line>
            <draw:line table:end-cell-address="Sheet1.G15" table:end-x="0.552cm" table:end-y="0.218cm" draw:z-index="10" draw:style-name="gr1" draw:text-style-name="P1" svg:x1="0.552cm" svg:y1="0.213cm" svg:x2="0.549cm" svg:y2="5.186cm">
              <text:p/>
            </draw:line>
          </table:table-cell>
          <table:table-cell office:value-type="string">
            <text:p>name</text:p>
          </table:table-cell>
          <table:table-cell office:value-type="string">
            <text:p>VARCHAR</text:p>
          </table:table-cell>
          <table:table-cell/>
          <table:table-cell office:value-type="string">
            <text:p>url</text:p>
          </table:table-cell>
          <table:table-cell office:value-type="string">
            <text:p>VARCHAR</text:p>
          </table:table-cell>
        </table:table-row>
        <table:table-row table:style-name="ro1">
          <table:table-cell/>
          <table:table-cell office:value-type="string">
            <text:p>smallDescription</text:p>
          </table:table-cell>
          <table:table-cell office:value-type="string">
            <text:p>TEXT</text:p>
          </table:table-cell>
          <table:table-cell/>
          <table:table-cell table:style-name="ce2" office:value-type="string">
            <text:p>name</text:p>
          </table:table-cell>
          <table:table-cell table:style-name="ce2" office:value-type="string">
            <text:p>VARCHAR</text:p>
          </table:table-cell>
          <table:table-cell>
            <draw:line table:end-cell-address="Sheet1.G5" table:end-x="2.253cm" table:end-y="0.13cm" draw:z-index="0" draw:style-name="gr1" draw:text-style-name="P1" svg:x1="2.253cm" svg:y1="0.13cm" svg:x2="1.195cm" svg:y2="0.13cm">
              <text:p/>
            </draw:line>
            <draw:line table:end-cell-address="Sheet1.G5" table:end-x="2.218cm" table:end-y="0.348cm" draw:z-index="4" draw:style-name="gr1" draw:text-style-name="P1" svg:x1="1.912cm" svg:y1="0.137cm" svg:x2="2.218cm" svg:y2="0.348cm">
              <text:p/>
            </draw:line>
          </table:table-cell>
          <table:table-cell office:value-type="string">
            <text:p>logo_id</text:p>
          </table:table-cell>
          <table:table-cell office:value-type="string">
            <text:p>FK</text:p>
          </table:table-cell>
          <table:table-cell>
            <draw:line table:end-cell-address="Sheet1.J5" table:end-x="2.251cm" table:end-y="0.218cm" draw:z-index="60" draw:style-name="gr1" draw:text-style-name="P1" svg:x1="2.251cm" svg:y1="0.218cm" svg:x2="1.306cm" svg:y2="0.218cm">
              <text:p/>
            </draw:line>
            <draw:line table:end-cell-address="Sheet1.J5" table:end-x="2.226cm" table:end-y="0.218cm" draw:z-index="67" draw:style-name="gr1" draw:text-style-name="P1" svg:x1="1.961cm" svg:y1="0.218cm" svg:x2="2.226cm" svg:y2="0.005cm">
              <text:p/>
            </draw:line>
            <draw:line table:end-cell-address="Sheet1.J5" table:end-x="2.251cm" table:end-y="0.432cm" draw:z-index="68" draw:style-name="gr1" draw:text-style-name="P1" svg:x1="1.961cm" svg:y1="0.218cm" svg:x2="2.251cm" svg:y2="0.432cm">
              <text:p/>
            </draw:line>
          </table:table-cell>
          <table:table-cell office:value-type="string">
            <text:p>logo_id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description</text:p>
          </table:table-cell>
          <table:table-cell office:value-type="string">
            <text:p>TEXT</text:p>
          </table:table-cell>
          <table:table-cell/>
          <table:table-cell table:style-name="ce2" office:value-type="string">
            <text:p>url</text:p>
          </table:table-cell>
          <table:table-cell table:style-name="ce2" office:value-type="string">
            <text:p>VARCHAR</text:p>
          </table:table-cell>
          <table:table-cell/>
          <table:table-cell office:value-type="string">
            <text:p>created_at</text:p>
          </table:table-cell>
          <table:table-cell office:value-type="string">
            <text:p>DATETIME</text:p>
          </table:table-cell>
          <table:table-cell/>
          <table:table-cell office:value-type="string">
            <text:p>created_at</text:p>
          </table:table-cell>
          <table:table-cell office:value-type="string">
            <text:p>DATETIME</text:p>
          </table:table-cell>
        </table:table-row>
        <table:table-row table:style-name="ro1">
          <table:table-cell/>
          <table:table-cell office:value-type="string">
            <text:p>logo_id</text:p>
          </table:table-cell>
          <table:table-cell office:value-type="string">
            <text:p>FK</text:p>
            <draw:line table:end-cell-address="Sheet1.D7" table:end-x="0.228cm" table:end-y="0.237cm" draw:z-index="17" draw:style-name="gr1" draw:text-style-name="P1" svg:x1="2.486cm" svg:y1="0.237cm" svg:x2="2.242cm" svg:y2="0.021cm">
              <text:p/>
            </draw:line>
          </table:table-cell>
          <table:table-cell>
            <draw:line table:end-cell-address="Sheet1.D7" table:end-x="0.316cm" table:end-y="0.237cm" draw:z-index="14" draw:style-name="gr1" draw:text-style-name="P1" svg:x1="0.007cm" svg:y1="0.237cm" svg:x2="0.316cm" svg:y2="0.237cm">
              <text:p/>
            </draw:line>
            <draw:line table:end-cell-address="Sheet1.D7" table:end-x="0.228cm" table:end-y="0.408cm" draw:z-index="18" draw:style-name="gr1" draw:text-style-name="P1" svg:x1="0.228cm" svg:y1="0.237cm" svg:x2="0.007cm" svg:y2="0.408cm">
              <text:p/>
            </draw:line>
          </table:table-cell>
          <table:table-cell table:style-name="ce2" office:value-type="string">
            <text:p>created_at</text:p>
          </table:table-cell>
          <table:table-cell table:style-name="ce2" office:value-type="string">
            <text:p>DATETIME</text:p>
          </table:table-cell>
          <table:table-cell/>
          <table:table-cell office:value-type="string">
            <text:p>updated_at</text:p>
          </table:table-cell>
          <table:table-cell office:value-type="string">
            <text:p>DATETIME</text:p>
          </table:table-cell>
          <table:table-cell/>
          <table:table-cell office:value-type="string">
            <text:p>updated_at</text:p>
          </table:table-cell>
          <table:table-cell office:value-type="string">
            <text:p>DATETIME</text:p>
          </table:table-cell>
        </table:table-row>
        <table:table-row table:style-name="ro1">
          <table:table-cell/>
          <table:table-cell office:value-type="string">
            <text:p>githubUrl</text:p>
          </table:table-cell>
          <table:table-cell office:value-type="string">
            <text:p>VARCHAR</text:p>
          </table:table-cell>
          <table:table-cell/>
          <table:table-cell table:style-name="ce2" office:value-type="string">
            <text:p>updated_at</text:p>
          </table:table-cell>
          <table:table-cell table:style-name="ce2" office:value-type="string">
            <text:p>DATETIME</text:p>
          </table:table-cell>
          <table:table-cell/>
          <table:table-cell office:value-type="string">
            <text:p>lastChangedBy</text:p>
          </table:table-cell>
          <table:table-cell office:value-type="string">
            <text:p>FK</text:p>
            <draw:line table:end-cell-address="Sheet1.J8" table:end-x="0.912cm" table:end-y="0.195cm" draw:z-index="42" draw:style-name="gr1" draw:text-style-name="P1" svg:x1="2.218cm" svg:y1="0.195cm" svg:x2="3.17cm" svg:y2="0.195cm">
              <text:p/>
            </draw:line>
            <draw:line table:end-cell-address="Sheet1.J8" table:end-x="0.248cm" table:end-y="0.195cm" draw:z-index="47" draw:style-name="gr1" draw:text-style-name="P1" svg:x1="2.506cm" svg:y1="0.195cm" svg:x2="2.218cm" svg:y2="0.024cm">
              <text:p/>
            </draw:line>
            <draw:line table:end-cell-address="Sheet1.J8" table:end-x="0.248cm" table:end-y="0.411cm" draw:z-index="48" draw:style-name="gr1" draw:text-style-name="P1" svg:x1="2.506cm" svg:y1="0.195cm" svg:x2="2.218cm" svg:y2="0.411cm">
              <text:p/>
            </draw:line>
          </table:table-cell>
          <table:table-cell>
            <draw:line table:end-cell-address="Sheet1.J19" table:end-x="0.912cm" table:end-y="0.193cm" draw:z-index="43" draw:style-name="gr1" draw:text-style-name="P1" svg:x1="0.912cm" svg:y1="0.195cm" svg:x2="0.912cm" svg:y2="5.161cm">
              <text:p/>
            </draw:line>
            <draw:line table:end-cell-address="Sheet1.J8" table:end-x="2.251cm" table:end-y="0.238cm" draw:z-index="51" draw:style-name="gr1" draw:text-style-name="P1" svg:x1="2.251cm" svg:y1="0.225cm" svg:x2="1.131cm" svg:y2="0.238cm">
              <text:p/>
            </draw:line>
            <draw:line table:end-cell-address="Sheet1.J25" table:end-x="1.174cm" table:end-y="0.331cm" draw:z-index="52" draw:style-name="gr1" draw:text-style-name="P1" svg:x1="1.173cm" svg:y1="0.225cm" svg:x2="1.174cm" svg:y2="8.009cm">
              <text:p/>
            </draw:line>
            <draw:line table:end-cell-address="Sheet1.J8" table:end-x="2.251cm" table:end-y="0.225cm" draw:z-index="58" draw:style-name="gr1" draw:text-style-name="P1" svg:x1="1.935cm" svg:y1="0.225cm" svg:x2="2.251cm" svg:y2="0.01cm">
              <text:p/>
            </draw:line>
            <draw:line table:end-cell-address="Sheet1.J8" table:end-x="2.251cm" table:end-y="0.415cm" draw:z-index="59" draw:style-name="gr1" draw:text-style-name="P1" svg:x1="1.961cm" svg:y1="0.225cm" svg:x2="2.251cm" svg:y2="0.415cm">
              <text:p/>
            </draw:line>
          </table:table-cell>
          <table:table-cell office:value-type="string">
            <text:p>lastChangedBy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zipUrl</text:p>
          </table:table-cell>
          <table:table-cell office:value-type="string">
            <text:p>VARCHAR</text:p>
          </table:table-cell>
          <table:table-cell>
            <draw:line table:end-cell-address="Sheet1.D9" table:end-x="2.244cm" table:end-y="0.214cm" draw:z-index="28" draw:style-name="gr1" draw:text-style-name="P1" svg:x1="2.244cm" svg:y1="0.214cm" svg:x2="1.713cm" svg:y2="0.214cm">
              <text:p/>
            </draw:line>
            <draw:line table:end-cell-address="Sheet1.D16" table:end-x="1.69cm" table:end-y="0.2cm" draw:z-index="29" draw:style-name="gr1" draw:text-style-name="P1" svg:x1="1.69cm" svg:y1="0.214cm" svg:x2="1.69cm" svg:y2="3.361cm">
              <text:p/>
            </draw:line>
            <draw:line table:end-cell-address="Sheet1.D9" table:end-x="2.244cm" table:end-y="0.214cm" draw:z-index="33" draw:style-name="gr1" draw:text-style-name="P1" svg:x1="1.889cm" svg:y1="0.214cm" svg:x2="2.244cm" svg:y2="0.022cm">
              <text:p/>
            </draw:line>
            <draw:line table:end-cell-address="Sheet1.E9" table:end-x="0.009cm" table:end-y="0.407cm" draw:z-index="34" draw:style-name="gr1" draw:text-style-name="P1" svg:x1="1.889cm" svg:y1="0.214cm" svg:x2="2.267cm" svg:y2="0.407cm">
              <text:p/>
            </draw:line>
          </table:table-cell>
          <table:table-cell table:style-name="ce2" office:value-type="string">
            <text:p>lastChangedBy</text:p>
          </table:table-cell>
          <table:table-cell table:style-name="ce2" office:value-type="string">
            <text:p>FK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4"/>
          <table:table-cell table:style-name="ce1" office:value-type="string">
            <text:p>aboutLinks</text:p>
          </table:table-cell>
          <table:table-cell table:style-name="ce1"/>
          <table:table-cell/>
          <table:table-cell table:style-name="ce1" office:value-type="string">
            <text:p>subjects</text:p>
          </table:table-cell>
          <table:table-cell table:style-name="ce1"/>
        </table:table-row>
        <table:table-row table:style-name="ro1">
          <table:table-cell/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4"/>
          <table:table-cell office:value-type="string">
            <text:p>id</text:p>
          </table:table-cell>
          <table:table-cell office:value-type="string">
            <text:p>PK</text:p>
          </table:table-cell>
          <table:table-cell/>
          <table:table-cell office:value-type="string">
            <text:p>id</text:p>
          </table:table-cell>
          <table:table-cell office:value-type="string">
            <text:p>PK</text:p>
          </table:table-cell>
        </table:table-row>
        <table:table-row table:style-name="ro1">
          <table:table-cell>
            <draw:line table:end-cell-address="Sheet1.A12" table:end-x="2.238cm" table:end-y="0.218cm" draw:z-index="21" draw:style-name="gr1" draw:text-style-name="P1" svg:x1="2.238cm" svg:y1="0.218cm" svg:x2="1.839cm" svg:y2="0.218cm">
              <text:p/>
            </draw:line>
            <draw:line table:end-cell-address="Sheet1.A16" table:end-x="1.839cm" table:end-y="0.2cm" draw:z-index="22" draw:style-name="gr1" draw:text-style-name="P1" svg:x1="1.839cm" svg:y1="0.218cm" svg:x2="1.839cm" svg:y2="2.007cm">
              <text:p/>
            </draw:line>
            <draw:line table:end-cell-address="Sheet1.A12" table:end-x="2.238cm" table:end-y="0.218cm" draw:z-index="26" draw:style-name="gr1" draw:text-style-name="P1" svg:x1="1.95cm" svg:y1="0.218cm" svg:x2="2.238cm" svg:y2="0.024cm">
              <text:p/>
            </draw:line>
            <draw:line table:end-cell-address="Sheet1.A12" table:end-x="2.238cm" table:end-y="0.39cm" draw:z-index="27" draw:style-name="gr1" draw:text-style-name="P1" svg:x1="1.95cm" svg:y1="0.218cm" svg:x2="2.238cm" svg:y2="0.39cm">
              <text:p/>
            </draw:line>
          </table:table-cell>
          <table:table-cell office:value-type="string">
            <text:p>lastChangedBy</text:p>
          </table:table-cell>
          <table:table-cell office:value-type="string">
            <text:p>FK</text:p>
          </table:table-cell>
          <table:table-cell table:number-columns-repeated="4"/>
          <table:table-cell office:value-type="string">
            <text:p>name</text:p>
          </table:table-cell>
          <table:table-cell office:value-type="string">
            <text:p>VARCHAR</text:p>
          </table:table-cell>
          <table:table-cell/>
          <table:table-cell office:value-type="string">
            <text:p>name</text:p>
          </table:table-cell>
          <table:table-cell office:value-type="string">
            <text:p>VARCHA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text</text:p>
          </table:table-cell>
          <table:table-cell office:value-type="string">
            <text:p>VARCHAR</text:p>
          </table:table-cell>
          <table:table-cell/>
          <table:table-cell office:value-type="string">
            <text:p>profession</text:p>
          </table:table-cell>
          <table:table-cell office:value-type="string">
            <text:p>VARCHA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>
            <text:p>url</text:p>
          </table:table-cell>
          <table:table-cell office:value-type="string">
            <text:p>VARCHAR</text:p>
          </table:table-cell>
          <table:table-cell/>
          <table:table-cell office:value-type="string">
            <text:p>why_top</text:p>
          </table:table-cell>
          <table:table-cell office:value-type="string">
            <text:p>VARCHAR</text:p>
          </table:table-cell>
        </table:table-row>
        <table:table-row table:style-name="ro1">
          <table:table-cell>
            <draw:line table:end-cell-address="Sheet1.A16" table:end-x="2.149cm" table:end-y="0.416cm" draw:z-index="24" draw:style-name="gr1" draw:text-style-name="P1" svg:x1="2.149cm" svg:y1="0.45cm" svg:x2="2.149cm" svg:y2="0.868cm">
              <text:p/>
            </draw:line>
          </table:table-cell>
          <table:table-cell table:style-name="ce1" office:value-type="string">
            <text:p>users</text:p>
          </table:table-cell>
          <table:table-cell table:style-name="ce1"/>
          <table:table-cell>
            <draw:line table:end-cell-address="Sheet1.D16" table:end-x="0.14cm" table:end-y="0.439cm" draw:z-index="31" draw:style-name="gr1" draw:text-style-name="P1" svg:x1="0.14cm" svg:y1="0.45cm" svg:x2="0.14cm" svg:y2="0.891cm">
              <text:p/>
            </draw:line>
            <draw:line table:end-cell-address="Sheet1.D16" table:end-x="0.316cm" table:end-y="0.439cm" draw:z-index="32" draw:style-name="gr1" draw:text-style-name="P1" svg:x1="0.316cm" svg:y1="0.45cm" svg:x2="0.316cm" svg:y2="0.891cm">
              <text:p/>
            </draw:line>
          </table:table-cell>
          <table:table-cell table:number-columns-repeated="2"/>
          <table:table-cell>
            <draw:line table:end-cell-address="Sheet1.G15" table:end-x="2.232cm" table:end-y="0.218cm" draw:z-index="11" draw:style-name="gr1" draw:text-style-name="P1" svg:x1="0.549cm" svg:y1="0.218cm" svg:x2="2.232cm" svg:y2="0.218cm">
              <text:p/>
            </draw:line>
            <draw:line table:end-cell-address="Sheet1.G15" table:end-x="2.232cm" table:end-y="0.218cm" draw:z-index="12" draw:style-name="gr1" draw:text-style-name="P1" svg:x1="1.812cm" svg:y1="0.218cm" svg:x2="2.232cm" svg:y2="0.006cm">
              <text:p/>
            </draw:line>
            <draw:line table:end-cell-address="Sheet1.G15" table:end-x="2.232cm" table:end-y="0.411cm" draw:z-index="13" draw:style-name="gr1" draw:text-style-name="P1" svg:x1="1.833cm" svg:y1="0.218cm" svg:x2="2.232cm" svg:y2="0.411cm">
              <text:p/>
            </draw:line>
          </table:table-cell>
          <table:table-cell office:value-type="string">
            <text:p>logo_id</text:p>
          </table:table-cell>
          <table:table-cell office:value-type="string">
            <text:p>FK</text:p>
          </table:table-cell>
          <table:table-cell/>
          <table:table-cell office:value-type="string">
            <text:p>why_bottom</text:p>
          </table:table-cell>
          <table:table-cell office:value-type="string">
            <text:p>VARCHAR</text:p>
          </table:table-cell>
        </table:table-row>
        <table:table-row table:style-name="ro1">
          <table:table-cell>
            <draw:line table:end-cell-address="Sheet1.A16" table:end-x="2.238cm" table:end-y="0.223cm" draw:z-index="23" draw:style-name="gr1" draw:text-style-name="P1" svg:x1="1.839cm" svg:y1="0.223cm" svg:x2="2.238cm" svg:y2="0.223cm">
              <text:p/>
            </draw:line>
            <draw:line table:end-cell-address="Sheet1.A16" table:end-x="1.973cm" table:end-y="0.416cm" draw:z-index="25" draw:style-name="gr1" draw:text-style-name="P1" svg:x1="1.973cm" svg:y1="0.007cm" svg:x2="1.973cm" svg:y2="0.416cm">
              <text:p/>
            </draw:line>
          </table:table-cell>
          <table:table-cell office:value-type="string">
            <text:p>id</text:p>
          </table:table-cell>
          <table:table-cell office:value-type="string">
            <text:p>PK</text:p>
            <draw:line table:end-cell-address="Sheet1.D16" table:end-x="1.69cm" table:end-y="0.223cm" draw:z-index="30" draw:style-name="gr1" draw:text-style-name="P1" svg:x1="3.948cm" svg:y1="0.223cm" svg:x2="2.242cm" svg:y2="0.223cm">
              <text:p/>
            </draw:line>
          </table:table-cell>
          <table:table-cell>
            <draw:line table:end-cell-address="Sheet1.D17" table:end-x="0.072cm" table:end-y="0.434cm" draw:z-index="40" draw:style-name="gr1" draw:text-style-name="P1" svg:x1="0.072cm" svg:y1="0.439cm" svg:x2="0.072cm" svg:y2="0.886cm">
              <text:p/>
            </draw:line>
            <draw:line table:end-cell-address="Sheet1.D17" table:end-x="0.228cm" table:end-y="0.434cm" draw:z-index="41" draw:style-name="gr1" draw:text-style-name="P1" svg:x1="0.228cm" svg:y1="0.439cm" svg:x2="0.228cm" svg:y2="0.886cm">
              <text:p/>
            </draw:line>
          </table:table-cell>
          <table:table-cell table:number-columns-repeated="3"/>
          <table:table-cell office:value-type="string">
            <text:p>created_at</text:p>
          </table:table-cell>
          <table:table-cell office:value-type="string">
            <text:p>DATETIME</text:p>
          </table:table-cell>
          <table:table-cell/>
          <table:table-cell office:value-type="string">
            <text:p>email</text:p>
          </table:table-cell>
          <table:table-cell office:value-type="string">
            <text:p>VARCHAR</text:p>
          </table:table-cell>
        </table:table-row>
        <table:table-row table:style-name="ro1">
          <table:table-cell>
            <draw:line table:end-cell-address="Sheet1.A18" table:end-x="2.032cm" table:end-y="0.341cm" draw:z-index="74" draw:style-name="gr1" draw:text-style-name="P1" svg:x1="2.032cm" svg:y1="0.394cm" svg:x2="2.032cm" svg:y2="0.792cm">
              <text:p/>
            </draw:line>
            <draw:line table:end-cell-address="Sheet1.A18" table:end-x="1.865cm" table:end-y="0.341cm" draw:z-index="75" draw:style-name="gr1" draw:text-style-name="P1" svg:x1="1.865cm" svg:y1="0.42cm" svg:x2="1.865cm" svg:y2="0.792cm">
              <text:p/>
            </draw:line>
          </table:table-cell>
          <table:table-cell/>
          <table:table-cell>
            <draw:line table:end-cell-address="Sheet1.G17" table:end-x="0.526cm" table:end-y="0.238cm" draw:z-index="37" draw:style-name="gr1" draw:text-style-name="P1" svg:x1="10.041cm" svg:y1="0.238cm" svg:x2="2.242cm" svg:y2="0.238cm">
              <text:p/>
            </draw:line>
          </table:table-cell>
          <table:table-cell>
            <draw:line table:end-cell-address="Sheet1.D18" table:end-x="0.14cm" table:end-y="0.434cm" draw:z-index="49" draw:style-name="gr1" draw:text-style-name="P1" svg:x1="0.14cm" svg:y1="0.434cm" svg:x2="0.14cm" svg:y2="0.885cm">
              <text:p/>
            </draw:line>
            <draw:line table:end-cell-address="Sheet1.D18" table:end-x="0.316cm" table:end-y="0.434cm" draw:z-index="50" draw:style-name="gr1" draw:text-style-name="P1" svg:x1="0.316cm" svg:y1="0.434cm" svg:x2="0.316cm" svg:y2="0.885cm">
              <text:p/>
            </draw:line>
          </table:table-cell>
          <table:table-cell table:number-columns-repeated="2"/>
          <table:table-cell>
            <draw:line table:end-cell-address="Sheet1.G18" table:end-x="0.526cm" table:end-y="0.218cm" draw:z-index="36" draw:style-name="gr1" draw:text-style-name="P1" svg:x1="0.526cm" svg:y1="0.669cm" svg:x2="0.526cm" svg:y2="0.238cm">
              <text:p/>
            </draw:line>
          </table:table-cell>
          <table:table-cell office:value-type="string">
            <text:p>updated_at</text:p>
          </table:table-cell>
          <table:table-cell office:value-type="string">
            <text:p>DATETIME</text:p>
          </table:table-cell>
          <table:table-cell/>
          <table:table-cell office:value-type="string">
            <text:p>phone</text:p>
          </table:table-cell>
          <table:table-cell office:value-type="string">
            <text:p>VARCHAR</text:p>
          </table:table-cell>
        </table:table-row>
        <table:table-row table:style-name="ro1">
          <table:table-cell>
            <draw:line table:end-cell-address="Sheet1.A26" table:end-x="0.974cm" table:end-y="0.169cm" draw:z-index="72" draw:style-name="gr1" draw:text-style-name="P1" svg:x1="0.974cm" svg:y1="3.782cm" svg:x2="0.974cm" svg:y2="0.155cm">
              <text:p/>
            </draw:line>
            <draw:line table:end-cell-address="Sheet1.A18" table:end-x="2.227cm" table:end-y="0.129cm" draw:z-index="73" draw:style-name="gr1" draw:text-style-name="P1" svg:x1="0.974cm" svg:y1="0.129cm" svg:x2="2.227cm" svg:y2="0.129cm">
              <text:p/>
            </draw:line>
          </table:table-cell>
          <table:table-cell/>
          <table:table-cell>
            <draw:line table:end-cell-address="Sheet1.F18" table:end-x="1.123cm" table:end-y="0.218cm" draw:z-index="46" draw:style-name="gr1" draw:text-style-name="P1" svg:x1="8.38cm" svg:y1="0.218cm" svg:x2="2.242cm" svg:y2="0.218cm">
              <text:p/>
            </draw:line>
          </table:table-cell>
          <table:table-cell table:number-columns-repeated="2"/>
          <table:table-cell>
            <draw:line table:end-cell-address="Sheet1.F19" table:end-x="1.123cm" table:end-y="0.193cm" draw:z-index="45" draw:style-name="gr1" draw:text-style-name="P1" svg:x1="1.123cm" svg:y1="0.645cm" svg:x2="1.123cm" svg:y2="0.239cm">
              <text:p/>
            </draw:line>
          </table:table-cell>
          <table:table-cell>
            <draw:line table:end-cell-address="Sheet1.G18" table:end-x="2.232cm" table:end-y="0.218cm" draw:z-index="35" draw:style-name="gr1" draw:text-style-name="P1" svg:x1="2.232cm" svg:y1="0.218cm" svg:x2="0.526cm" svg:y2="0.218cm">
              <text:p/>
            </draw:line>
            <draw:line table:end-cell-address="Sheet1.G18" table:end-x="2.232cm" table:end-y="0.218cm" draw:z-index="38" draw:style-name="gr1" draw:text-style-name="P1" svg:x1="1.856cm" svg:y1="0.218cm" svg:x2="2.232cm" svg:y2="0.023cm">
              <text:p/>
            </draw:line>
            <draw:line table:end-cell-address="Sheet1.G18" table:end-x="2.232cm" table:end-y="0.369cm" draw:z-index="39" draw:style-name="gr1" draw:text-style-name="P1" svg:x1="1.877cm" svg:y1="0.218cm" svg:x2="2.232cm" svg:y2="0.369cm">
              <text:p/>
            </draw:line>
          </table:table-cell>
          <table:table-cell office:value-type="string">
            <text:p>lastChangedBy</text:p>
          </table:table-cell>
          <table:table-cell office:value-type="string">
            <text:p>FK</text:p>
          </table:table-cell>
          <table:table-cell/>
          <table:table-cell office:value-type="string">
            <text:p>created_at</text:p>
          </table:table-cell>
          <table:table-cell office:value-type="string">
            <text:p>DATETIME</text:p>
          </table:table-cell>
        </table:table-row>
        <table:table-row table:style-name="ro1">
          <table:table-cell/>
          <table:table-cell office:value-type="string">
            <text:p>email</text:p>
          </table:table-cell>
          <table:table-cell office:value-type="string">
            <text:p>VARCHAR</text:p>
          </table:table-cell>
          <table:table-cell table:number-columns-repeated="2"/>
          <table:table-cell>
            <draw:line table:end-cell-address="Sheet1.J19" table:end-x="0.912cm" table:end-y="0.193cm" draw:z-index="44" draw:style-name="gr1" draw:text-style-name="P1" svg:x1="10.428cm" svg:y1="0.193cm" svg:x2="1.144cm" svg:y2="0.193cm">
              <text:p/>
            </draw:line>
          </table:table-cell>
          <table:table-cell/>
          <table:table-cell table:style-name="Default" table:number-columns-repeated="2"/>
          <table:table-cell>
            <draw:line table:end-cell-address="Sheet1.J20" table:end-x="2.114cm" table:end-y="0.348cm" draw:z-index="76" draw:style-name="gr1" draw:text-style-name="P1" svg:x1="2.114cm" svg:y1="0.348cm" svg:x2="2.114cm" svg:y2="0.799cm">
              <text:p/>
            </draw:line>
            <draw:line table:end-cell-address="Sheet1.J20" table:end-x="1.919cm" table:end-y="0.348cm" draw:z-index="77" draw:style-name="gr1" draw:text-style-name="P1" svg:x1="1.919cm" svg:y1="0.375cm" svg:x2="1.919cm" svg:y2="0.799cm">
              <text:p/>
            </draw:line>
          </table:table-cell>
          <table:table-cell office:value-type="string">
            <text:p>updated_at</text:p>
          </table:table-cell>
          <table:table-cell office:value-type="string">
            <text:p>DATETIME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VARCHAR</text:p>
          </table:table-cell>
          <table:table-cell table:number-columns-repeated="4"/>
          <table:table-cell table:style-name="Default" table:number-columns-repeated="2"/>
          <table:table-cell>
            <draw:line table:end-cell-address="Sheet1.J20" table:end-x="2.253cm" table:end-y="0.135cm" draw:z-index="69" draw:style-name="gr1" draw:text-style-name="P1" svg:x1="2.253cm" svg:y1="0.135cm" svg:x2="1.502cm" svg:y2="0.135cm">
              <text:p/>
            </draw:line>
            <draw:line table:end-cell-address="Sheet1.J26" table:end-x="1.502cm" table:end-y="0.169cm" draw:z-index="70" draw:style-name="gr1" draw:text-style-name="P1" svg:x1="1.502cm" svg:y1="0.135cm" svg:x2="1.502cm" svg:y2="2.879cm">
              <text:p/>
            </draw:line>
          </table:table-cell>
          <table:table-cell office:value-type="string">
            <text:p>lastChangedBy</text:p>
          </table:table-cell>
          <table:table-cell office:value-type="string">
            <text:p>FK</text:p>
          </table:table-cell>
        </table:table-row>
        <table:table-row table:style-name="ro1">
          <table:table-cell/>
          <table:table-cell office:value-type="string">
            <text:p>password</text:p>
          </table:table-cell>
          <table:table-cell office:value-type="string">
            <text:p>VARCHAR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>
            <draw:line table:end-cell-address="Sheet1.A25" table:end-x="1.261cm" table:end-y="0.331cm" draw:z-index="54" draw:style-name="gr1" draw:text-style-name="P1" svg:x1="1.261cm" svg:y1="0.783cm" svg:x2="1.261cm" svg:y2="0.191cm">
              <text:p/>
            </draw:line>
            <draw:line table:end-cell-address="Sheet1.A24" table:end-x="2.23cm" table:end-y="0.214cm" draw:z-index="55" draw:style-name="gr1" draw:text-style-name="P1" svg:x1="1.261cm" svg:y1="0.214cm" svg:x2="2.23cm" svg:y2="0.214cm">
              <text:p/>
            </draw:line>
            <draw:line table:end-cell-address="Sheet1.A24" table:end-x="2.036cm" table:end-y="0.404cm" draw:z-index="56" draw:style-name="gr1" draw:text-style-name="P1" svg:x1="2.036cm" svg:y1="0cm" svg:x2="2.036cm" svg:y2="0.404cm">
              <text:p/>
            </draw:line>
            <draw:line table:end-cell-address="Sheet1.A24" table:end-x="1.843cm" table:end-y="0.404cm" draw:z-index="57" draw:style-name="gr1" draw:text-style-name="P1" svg:x1="1.843cm" svg:y1="0.024cm" svg:x2="1.843cm" svg:y2="0.404cm">
              <text:p/>
            </draw:line>
          </table:table-cell>
          <table:table-cell office:value-type="string">
            <text:p>lastChangedBy</text:p>
          </table:table-cell>
          <table:table-cell office:value-type="string">
            <text:p>FK</text:p>
          </table:table-cell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>
            <draw:line table:end-cell-address="Sheet1.J25" table:end-x="1.179cm" table:end-y="0.334cm" draw:z-index="53" draw:style-name="gr1" draw:text-style-name="P1" svg:x1="23.31cm" svg:y1="0.334cm" svg:x2="1.261cm" svg:y2="0.331cm">
              <text:p/>
            </draw:line>
          </table:table-cell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>
            <draw:line table:end-cell-address="Sheet1.J26" table:end-x="1.502cm" table:end-y="0.169cm" draw:z-index="71" draw:style-name="gr1" draw:text-style-name="P1" svg:x1="23.633cm" svg:y1="0.169cm" svg:x2="0.974cm" svg:y2="0.169cm">
              <text:p/>
            </draw:line>
          </table:table-cell>
          <table:table-cell table:style-name="ce3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4">04/04/2020</text:date>, <text:time>10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4T19:51:36.99</meta:creation-date>
    <dc:date>2020-04-04T10:05:03.33</dc:date>
    <meta:editing-duration>P2DT3H56M27S</meta:editing-duration>
    <meta:editing-cycles>25</meta:editing-cycles>
    <meta:generator>OpenOffice/4.1.5$Win32 OpenOffice.org_project/415m1$Build-9789</meta:generator>
    <meta:document-statistic meta:table-count="3" meta:cell-count="113" meta:object-count="78"/>
  </office:meta>
</office:document-meta>
</file>